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19:56:03.0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0:35:06.981000000</dc:date>
    <meta:editing-duration>PT22H6M29S</meta:editing-duration>
    <meta:editing-cycles>337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
	
	For cur_x = 0 to end_x
		If sheet.getCellByPosition( cur_x, 0 ).String = "" Then
			cur_x = cur_x - 1
			Exit For
		EndIf
	Next cur_x
	
	
	
	'
	' Active Y
	'
	Dim cur_y as Long
	Dim end_y as Long : end_y = sheet.Rows.Count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